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text-align="end" style:justify-single-word="false"/>
      <style:text-properties fo:language="en" fo:country="US" officeooo:rsid="00132472" officeooo:paragraph-rsid="00039703"/>
    </style:style>
    <style:style style:name="P2" style:family="paragraph" style:parent-style-name="Standard" style:list-style-name="L5">
      <style:paragraph-properties fo:text-align="end" style:justify-single-word="false"/>
      <style:text-properties fo:language="en" fo:country="US" officeooo:rsid="00132472" officeooo:paragraph-rsid="00039703"/>
    </style:style>
    <style:style style:name="P3" style:family="paragraph" style:parent-style-name="Standard" style:list-style-name="L6">
      <style:paragraph-properties fo:text-align="end" style:justify-single-word="false"/>
      <style:text-properties fo:language="en" fo:country="US" officeooo:rsid="00132472" officeooo:paragraph-rsid="00039703"/>
    </style:style>
    <style:style style:name="P4" style:family="paragraph" style:parent-style-name="Standard" style:list-style-name="L7">
      <style:paragraph-properties fo:text-align="end" style:justify-single-word="false"/>
      <style:text-properties fo:language="en" fo:country="US" officeooo:rsid="00132472" officeooo:paragraph-rsid="00039703"/>
    </style:style>
    <style:style style:name="P5" style:family="paragraph" style:parent-style-name="Standard">
      <style:paragraph-properties fo:text-align="end" style:justify-single-word="false"/>
      <style:text-properties fo:language="en" fo:country="US" officeooo:rsid="00132472" officeooo:paragraph-rsid="0003970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8) مدخلات الدوال.</text:p>
      <text:p text:style-name="P5"/>
      <text:p text:style-name="P5">1-8) دوال بمدخلات paramaters</text:p>
      <text:list text:style-name="L2">
        <text:list-item>
          <text:p text:style-name="P1">اكتب دالة تسمى greet بها 3 print وقم بعمل call لها</text:p>
        </text:list-item>
        <text:list-item>
          <text:p text:style-name="P1">greet function لكن هذه المرة مع تمرير اسم</text:p>
        </text:list-item>
        <text:list-item>
          <text:p text:style-name="P1">paramater vs argument</text:p>
        </text:list-item>
      </text:list>
      <text:p text:style-name="P5"/>
      <text:p text:style-name="P5">2-8) positional vs keyword arguments</text:p>
      <text:list text:style-name="L5">
        <text:list-item>
          <text:p text:style-name="P2">greet functions مع اكثر من مدخل اسم + مكان</text:p>
        </text:list-item>
        <text:list-item>
          <text:p text:style-name="P2">كتحدي غير في الgreet function السابقة</text:p>
        </text:list-item>
        <text:list-item>
          <text:p text:style-name="P2">ماذا سوف يحدث لو قمت بتمرير المكان قبل الاسم</text:p>
        </text:list-item>
        <text:list-item>
          <text:p text:style-name="P2">استعمل keyword arguments بدل positional arguments</text:p>
        </text:list-item>
        <text:list-item>
          <text:p text:style-name="P2">كتحدي غير في الgreet functions لتستعمل keyword arguments</text:p>
        </text:list-item>
        <text:list-item>
          <text:p text:style-name="P2">التمرين 22</text:p>
        </text:list-item>
        <text:list-item>
          <text:p text:style-name="P2">التمرين 23</text:p>
        </text:list-item>
      </text:list>
      <text:p text:style-name="P5"/>
      <text:p text:style-name="P5">3-8) caesar cipher program </text:p>
      <text:list text:style-name="L6">
        <text:list-item>
          <text:p text:style-name="P3">//// مرحلة 1</text:p>
        </text:list-item>
      </text:list>
      <text:list text:style-name="L7">
        <text:list-item>
          <text:p text:style-name="P4">اكتب دالة تاخذ الرسالة و shift كمدخلات تسمى encrypt</text:p>
        </text:list-item>
        <text:list-item>
          <text:p text:style-name="P4">داخل الدالة قم بازاحة كل حروف الرسالة بقدر ال shift المدخل وقم بطبع الرسالة الجديدة</text:p>
        </text:list-item>
        <text:list-item>
          <text:p text:style-name="P4">قم بعمل call للدالة ومرر رسالة و shift للتجريب </text:p>
        </text:list-item>
        <text:list-item>
          <text:p text:style-name="P4">//// مرحلة 2</text:p>
        </text:list-item>
        <text:list-item>
          <text:p text:style-name="P4">اكتب دالة اخرى تسمى decrypt تاخذ text and shift</text:p>
        </text:list-item>
        <text:list-item>
          <text:p text:style-name="P4">قم بازاحة الtext عكسيا وقم بطباعته </text:p>
        </text:list-item>
        <text:list-item>
          <text:p text:style-name="P4">تحقق اذا كان المستخدم يريد encrypt او decrypt وقم بعمل call بناءا على ذلك للدالة المناسبة </text:p>
        </text:list-item>
        <text:list-item>
          <text:p text:style-name="P4">//// المرحلة 3</text:p>
        </text:list-item>
        <text:list-item>
          <text:p text:style-name="P4">قم بجمع الدوال encrypt و decrypt في دالة واحدة تسمى ceaser</text:p>
        </text:list-item>
        <text:list-item>
          <text:p text:style-name="P4">قم بعمل call للدالة ceaser وقم بتمرير text, shift and direction</text:p>
        </text:list-item>
        <text:list-item>
          <text:p text:style-name="P4">//// المرحلة 4</text:p>
        </text:list-item>
        <text:list-item>
          <text:p text:style-name="P4">اظهر الlogo الخاص ب ceaser cipher</text:p>
        </text:list-item>
        <text:list-item>
          <text:p text:style-name="P4">ماذا لو ادخل المستخدم shift مثلا 45 كيف نحل هذه المشكلة %</text:p>
        </text:list-item>
        <text:list-item>
          <text:p text:style-name="P4">ماذا لو ادخل المستخدم رقم رمز او فراغ كيف نحل هذه المشكلة </text:p>
        </text:list-item>
        <text:list-item>
          <text:p text:style-name="P4">هل يمكنك ان تسال المستخدم اذا اراد ان يعيد تشغيل البرنامج مرة اخرى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Tahoma1" style:font-size-complex="12pt" style:language-complex="ar" style:country-complex="DZ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1" style:font-size-complex="12pt" style:language-complex="ar" style:country-complex="DZ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Tahoma" style:font-family-complex="Tahoma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 loext:margin-gutter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4T02:00:05.644000000</meta:creation-date>
    <dc:date>2023-08-04T02:00:23.295000000</dc:date>
    <meta:editing-duration>PT17S</meta:editing-duration>
    <meta:editing-cycles>1</meta:editing-cycles>
    <meta:document-statistic meta:table-count="0" meta:image-count="0" meta:object-count="0" meta:page-count="1" meta:paragraph-count="30" meta:word-count="247" meta:character-count="1234" meta:non-whitespace-character-count="1038"/>
    <meta:generator>LibreOffice/7.4.2.3$Windows_X86_64 LibreOffice_project/382eef1f22670f7f4118c8c2dd222ec7ad009daf</meta:generator>
  </office:meta>
</office:document-meta>
</file>